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NanumMyeongjo" svg:font-family="NanumMyeongj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16cb" officeooo:paragraph-rsid="001016cb"/>
    </style:style>
    <style:style style:name="P2" style:family="paragraph" style:parent-style-name="Standard">
      <style:text-properties officeooo:rsid="001016cb" officeooo:paragraph-rsid="00105df4"/>
    </style:style>
    <style:style style:name="P3" style:family="paragraph" style:parent-style-name="Standard">
      <style:text-properties officeooo:rsid="001016cb" officeooo:paragraph-rsid="0014c0f6"/>
    </style:style>
    <style:style style:name="P4" style:family="paragraph" style:parent-style-name="Standard">
      <style:text-properties officeooo:rsid="001016cb" officeooo:paragraph-rsid="001580d9"/>
    </style:style>
    <style:style style:name="P5" style:family="paragraph" style:parent-style-name="Standard">
      <style:text-properties officeooo:paragraph-rsid="001016cb"/>
    </style:style>
    <style:style style:name="P6" style:family="paragraph" style:parent-style-name="Standard">
      <style:text-properties style:font-name="NanumMyeongjo" fo:font-size="14pt" officeooo:rsid="001016cb" officeooo:paragraph-rsid="001016cb" style:font-size-asian="14pt" style:font-size-complex="14pt"/>
    </style:style>
    <style:style style:name="P7" style:family="paragraph" style:parent-style-name="Standard">
      <style:text-properties style:font-name="NanumMyeongjo" fo:font-size="15pt" style:font-size-asian="15pt" style:font-size-complex="15pt"/>
    </style:style>
    <style:style style:name="P8" style:family="paragraph" style:parent-style-name="Standard">
      <style:text-properties style:font-name="NanumMyeongjo" fo:font-size="15pt" officeooo:rsid="001016cb" officeooo:paragraph-rsid="001016cb" style:font-size-asian="15pt" style:font-size-complex="15pt"/>
    </style:style>
    <style:style style:name="P9" style:family="paragraph" style:parent-style-name="Standard">
      <style:text-properties style:font-name="NanumMyeongjo" fo:font-size="15pt" officeooo:rsid="001016cb" officeooo:paragraph-rsid="0014c0f6" style:font-size-asian="15pt" style:font-size-complex="15pt"/>
    </style:style>
    <style:style style:name="P10" style:family="paragraph" style:parent-style-name="Standard">
      <style:text-properties style:font-name="NanumMyeongjo" fo:font-size="15pt" officeooo:paragraph-rsid="0014c0f6" style:font-size-asian="15pt" style:font-size-complex="15pt"/>
    </style:style>
    <style:style style:name="P11" style:family="paragraph" style:parent-style-name="Standard">
      <style:text-properties style:font-name="NanumMyeongjo" fo:font-size="15pt" officeooo:paragraph-rsid="0015dece" style:font-size-asian="15pt" style:font-size-complex="15pt"/>
    </style:style>
    <style:style style:name="P12" style:family="paragraph" style:parent-style-name="Standard">
      <style:text-properties style:font-name="NanumMyeongjo" fo:font-size="12pt" officeooo:rsid="001016cb" officeooo:paragraph-rsid="0014c0f6" style:font-size-asian="12pt" style:font-size-complex="12pt"/>
    </style:style>
    <style:style style:name="P13" style:family="paragraph" style:parent-style-name="Standard">
      <style:text-properties style:font-name="Liberation Serif" fo:font-size="12pt" officeooo:rsid="001016cb" style:font-size-asian="12pt" style:font-size-complex="12pt"/>
    </style:style>
    <style:style style:name="P14" style:family="paragraph" style:parent-style-name="Standard">
      <style:text-properties style:font-name="Liberation Serif" fo:font-size="15pt" officeooo:rsid="001016cb" officeooo:paragraph-rsid="001016cb" style:font-size-asian="15pt" style:font-size-complex="15pt"/>
    </style:style>
    <style:style style:name="P15" style:family="paragraph" style:parent-style-name="Standard">
      <style:text-properties officeooo:paragraph-rsid="0014c0f6"/>
    </style:style>
    <style:style style:name="P16" style:family="paragraph" style:parent-style-name="Text_20_body" style:list-style-name="L1">
      <style:text-properties officeooo:rsid="001016cb" officeooo:paragraph-rsid="0015dece"/>
    </style:style>
    <style:style style:name="P17" style:family="paragraph" style:parent-style-name="Text_20_body">
      <style:text-properties officeooo:paragraph-rsid="0015dece"/>
    </style:style>
    <style:style style:name="P18" style:family="paragraph" style:parent-style-name="Text_20_body" style:list-style-name="L1">
      <style:paragraph-properties fo:margin-top="0in" fo:margin-bottom="0in" loext:contextual-spacing="false"/>
    </style:style>
    <style:style style:name="P19" style:family="paragraph" style:parent-style-name="Text_20_body" style:list-style-name="L1">
      <style:paragraph-properties fo:margin-top="0in" fo:margin-bottom="0in" loext:contextual-spacing="false"/>
      <style:text-properties officeooo:paragraph-rsid="0015dece"/>
    </style:style>
    <style:style style:name="P20" style:family="paragraph" style:parent-style-name="Heading_20_2">
      <style:text-properties style:font-name="NanumMyeongjo" fo:font-size="15pt" officeooo:paragraph-rsid="0014c0f6" style:font-size-asian="15pt" style:font-size-complex="15pt"/>
    </style:style>
    <style:style style:name="P21" style:family="paragraph" style:parent-style-name="Heading_20_2">
      <style:text-properties style:font-name="NanumMyeongjo" fo:font-size="15pt" officeooo:paragraph-rsid="0015dece" style:font-size-asian="15pt" style:font-size-complex="15pt"/>
    </style:style>
    <style:style style:name="T1" style:family="text">
      <style:text-properties officeooo:rsid="001016cb"/>
    </style:style>
    <style:style style:name="T2" style:family="text">
      <style:text-properties style:font-name="NanumMyeongjo"/>
    </style:style>
    <style:style style:name="T3" style:family="text">
      <style:text-properties style:font-name="NanumMyeongjo" fo:font-size="15pt" style:font-size-asian="15pt" style:font-size-complex="15pt"/>
    </style:style>
    <style:style style:name="T4" style:family="text">
      <style:text-properties officeooo:rsid="0011b927"/>
    </style:style>
    <style:style style:name="T5" style:family="text">
      <style:text-properties officeooo:rsid="0012d649"/>
    </style:style>
    <style:style style:name="T6" style:family="text">
      <style:text-properties fo:font-size="14pt" style:font-size-asian="14pt" style:font-size-complex="14pt"/>
    </style:style>
    <style:style style:name="T7" style:family="text">
      <style:text-properties style:font-name="Liberation Serif"/>
    </style:style>
    <style:style style:name="T8" style:family="text">
      <style:text-properties style:font-name="Liberation Serif" fo:font-size="12pt" style:font-size-asian="12pt" style:font-size-complex="12pt"/>
    </style:style>
    <style:style style:name="T9" style:family="text">
      <style:text-properties officeooo:rsid="0014c0f6"/>
    </style:style>
    <style:style style:name="T10" style:family="text">
      <style:text-properties fo:font-size="12pt" style:font-size-asian="12pt" style:font-size-complex="12pt"/>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016cb" style:font-style-asian="normal" style:font-style-complex="normal"/>
    </style:style>
    <style:style style:name="T14" style:family="text">
      <style:text-properties fo:font-style="normal" officeooo:rsid="001580d9"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PROJECT </text:span><text:s/>: <text:span text:style-name="T6">CREATE A DATA COLLECTION PLATFORM</text:span></text:p>
      <text:p text:style-name="P1"/>
      <text:p text:style-name="P6">PROJECT DESCRIPTION </text:p>
      <text:p text:style-name="P1"/>
      <text:p text:style-name="P5"><text:span text:style-name="T1"><text:s text:c="14"/></text:span>The project is a data collection tool, it will allow for users to create data profiles. A data profile is defined to be the type of data to be collected in some sense a data object , a description of this data and properties (fields) that will need to be collected. People contribute data to a data profile. Essentially in the community we will create different data profiles for the type of data we want to collect. The creator of a data profile can limit those who can contribute to a data profile, every data associated to a data profile is public and can be exported in the supported formats json, cvs, xls, xml ,sql and any format. The platform will have a web and mobile client and a server component. The server will expose it’s services via an api service that will be consumed by the mobile and web clients. The mobile client will essentially support just the data collection component of the project. The web client shall support all the components of the project including an administration console.</text:p>
      <text:p text:style-name="Standard"/>
      <text:p text:style-name="P8">SOFTWARE ARCHITECTURE</text:p>
      <text:p text:style-name="P1"/>
      <text:p text:style-name="P1"/>
      <text:p text:style-name="Standard"/>
      <text:p text:style-name="Standard"><draw:frame draw:style-name="fr1" draw:name="Image1" text:anchor-type="as-char" svg:y="-5.1854in" svg:width="10.448in" svg:height="4.7917in" draw:z-index="0"><draw:image xlink:href="https://scontent-lht6-1.xx.fbcdn.net/v/t1.0-9/51147692_2040724382677314_2810056033571962880_o.jpg?_nc_cat=104&amp;_nc_ht=scontent-lht6-1.xx&amp;oh=d4e0fb5b7ebb7d67703bff5430e74415&amp;oe=5CB5AB6C" xlink:type="simple" xlink:show="embed" xlink:actuate="onLoad"/></draw:frame><text:bookmark text:name="u_h_2"/></text:p>
      <text:p text:style-name="P1"/>
      <text:p text:style-name="P1"/>
      <text:p text:style-name="P8"><text:soft-page-break/>CREATION PROCESS</text:p>
      <text:p text:style-name="P8"/>
      <text:p text:style-name="P4">The task was divided into several teams of programmers <text:span text:style-name="T4">for </text:span>rapidity, more accuracy and ease of <text:span text:style-name="T4">work. We</text:span> had a <text:span text:style-name="T5">te</text:span>am i<text:span text:style-name="T5">n charg</text:span>e of the Web/Mobile Client,another in charge of the Server, another in charge of the <text:span text:style-name="T9">backend</text:span> and a last group in charge of the documentation .Each team was led by a specific person (Maintainer) who was there to code,guide and help the other coders/programmers to build the platform.</text:p>
      <text:p text:style-name="P3"/>
      <text:p text:style-name="P9">TECH STACK</text:p>
      <text:p text:style-name="P9"/>
      <text:p text:style-name="P12"><text:span text:style-name="T7">React Native</text:span> </text:p>
      <text:p text:style-name="Standard">React JS </text:p>
      <text:p text:style-name="Standard">Node JS + Express</text:p>
      <text:p text:style-name="Standard">MongoDB </text:p>
      <text:p text:style-name="P13"/>
      <text:p text:style-name="P9">DESIGN</text:p>
      <text:p text:style-name="P3">The platform was designed using the <text:span text:style-name="T15">Figma</text:span><text:span text:style-name="T11"> </text:span><text:span text:style-name="T12">tool.</text:span></text:p>
      <text:p text:style-name="P15"><text:span text:style-name="T13">Before any design was added or uploaded,</text:span><text:span text:style-name="T12">it was </text:span><text:span text:style-name="T14">reviewed</text:span><text:span text:style-name="T12"> by one of the </text:span><text:span text:style-name="T14">maintainers</text:span><text:span text:style-name="T12"> before implementation of the design.</text:span></text:p>
      <text:p text:style-name="P3"/>
      <text:p text:style-name="P14">REQUIREMENTS TO USE THE PLATFORM</text:p>
      <text:p text:style-name="P1"><text:s text:c="2"/>-User must first create an account.</text:p>
      <text:p text:style-name="P1"><text:s text:c="2"/>-User should create a data profile.</text:p>
      <text:p text:style-name="P2"><text:s text:c="2"/>-User data</text:p>
      <text:p text:style-name="P2"/>
      <text:p text:style-name="P11">LINKS TO THE VARIOUS REPOSITORIES</text:p>
      <text:p text:style-name="P11"/>
      <text:p text:style-name="P11"><text:span text:style-name="T8">These are the links to the various repositories: </text:span></text:p>
      <text:p text:style-name="P11"><text:span text:style-name="T8">1. API (Backend): </text:span><text:a xlink:type="simple" xlink:href="https://github.com/devcbuea/data-collection-tool" text:style-name="Internet_20_link" text:visited-style-name="Visited_20_Internet_20_Link"><text:span text:style-name="T8">https://github.com/devcbuea/data-collection-tool</text:span></text:a></text:p>
      <text:p text:style-name="P11"><text:span text:style-name="T8">2. Web client: </text:span><text:a xlink:type="simple" xlink:href="https://github.com/devcbuea/dt-collect-web-client" text:style-name="Internet_20_link" text:visited-style-name="Visited_20_Internet_20_Link"><text:span text:style-name="T8">https://github.com/devcbuea/dt-collect-web-client</text:span></text:a></text:p>
      <text:p text:style-name="P11"><text:span text:style-name="T8">3. Mobile client: </text:span><text:a xlink:type="simple" xlink:href="https://github.com/devcbuea/dt-collect-mobile-client" text:style-name="Internet_20_link" text:visited-style-name="Visited_20_Internet_20_Link"><text:span text:style-name="T8">https://github.com/devcbuea/dt-collect-mobile-client</text:span></text:a></text:p>
      <text:p text:style-name="P11"><text:span text:style-name="T8"/></text:p>
      <text:h text:style-name="P21" text:outline-level="2">Contributing</text:h>
      <text:p text:style-name="P17">To contribute code to this repository,</text:p>
      <text:list xml:id="list1302753888062311389" text:style-name="L1">
        <text:list-item>
          <text:p text:style-name="P19">Fork the repo over to your own github account </text:p>
        </text:list-item>
        <text:list-item>
          <text:p text:style-name="P19">Clone the repo to your local system: <text:span text:style-name="Source_20_Text">git clone &lt;URL&gt;</text:span> </text:p>
        </text:list-item>
        <text:list-item>
          <text:p text:style-name="P19">cd into the source code directory: <text:span text:style-name="Source_20_Text">cd mobile_client</text:span> </text:p>
        </text:list-item>
        <text:list-item>
          <text:p text:style-name="P19">Switch to the develop branch: <text:span text:style-name="Source_20_Text">git checkout develop</text:span> </text:p>
        </text:list-item>
        <text:list-item>
          <text:p text:style-name="P19">Install all dependencies: <text:span text:style-name="Source_20_Text">yarn</text:span> or <text:span text:style-name="Source_20_Text">npm install</text:span> </text:p>
        </text:list-item>
        <text:list-item>
          <text:p text:style-name="P19">Run project: <text:span text:style-name="Source_20_Text">react-native run-ios</text:span> or <text:span text:style-name="Source_20_Text">react-native run-android</text:span> </text:p>
        </text:list-item>
        <text:list-item>
          <text:p text:style-name="P19">To work on an issue, create a different branch based on the issue number, so for example I want to work on issue 54 which say build login screen, my branch name will be <text:span text:style-name="Source_20_Text">#54_build_login_screen</text:span>. This is so that we can easily track changes </text:p>
        </text:list-item>
        <text:list-item>
          <text:p text:style-name="P19"><text:soft-page-break/>Once you are done working on said issue, push to your repo and then submit a Pull Request to the actual repository and be sure to request for a reviewer by selecting a reviewers name from the right hand side. </text:p>
        </text:list-item>
        <text:list-item>
          <text:p text:style-name="P16">To learn more about this process, visit <text:a xlink:type="simple" xlink:href="http://rogerdudler.github.io/git-guide/" text:style-name="Internet_20_link" text:visited-style-name="Visited_20_Internet_20_Link">here</text:a> <text:span text:style-name="Emphasis">NO PRs SHOULD BE SENT TO THE MASTER BRANCH PLEASE</text:span> </text:p>
        </text:list-item>
      </text:list>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NanumMyeongjo" svg:font-family="NanumMyeongj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7T14:38:32.427938259</meta:creation-date>
    <dc:date>2019-01-27T17:03:28.523562305</dc:date>
    <meta:editing-duration>PT8M9S</meta:editing-duration>
    <meta:editing-cycles>1</meta:editing-cycles>
    <meta:document-statistic meta:table-count="0" meta:image-count="1" meta:object-count="0" meta:page-count="3" meta:paragraph-count="35" meta:word-count="513" meta:character-count="3068" meta:non-whitespace-character-count="2563"/>
    <meta:generator>LibreOffice/5.1.6.2$Linux_X86_64 LibreOffice_project/10m0$Build-2</meta:generator>
  </office:meta>
</office:document-meta>
</file>